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2000004C00001D1400000308C0182007.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vertical-align="top" draw:auto-grow-height="false" fo:padding-top="0.125cm" fo:padding-bottom="0.125cm" fo:padding-left="0.25cm" fo:padding-right="0.25cm" fo:wrap-option="wrap"/>
    </style:style>
    <style:style style:name="gr2" style:family="graphic" style:parent-style-name="standard">
      <style:graphic-properties draw:stroke="none" draw:fill="none" draw:textarea-vertical-align="top" draw:auto-grow-height="false" fo:padding-top="0.12cm" fo:padding-bottom="0.12cm" fo:padding-left="0.24cm" fo:padding-right="0.24cm" fo:wrap-option="no-wrap"/>
    </style:style>
    <style:style style:name="gr3" style:family="graphic" style:parent-style-name="standard">
      <style:graphic-properties draw:stroke="none" draw:fill="none" draw:textarea-vertical-align="top" draw:auto-grow-height="false" fo:padding-top="0.411cm" fo:padding-bottom="0.411cm" fo:padding-left="0.823cm" fo:padding-right="0.823cm" fo:wrap-option="wrap"/>
    </style:style>
    <style:style style:name="gr4" style:family="graphic" style:parent-style-name="standard">
      <style:graphic-properties draw:stroke="none" draw:fill="none" draw:textarea-vertical-align="top" draw:auto-grow-height="false" fo:padding-top="0.125cm" fo:padding-bottom="0.125cm" fo:padding-left="0.25cm" fo:padding-right="0.25cm" fo:wrap-option="no-wrap"/>
    </style:style>
    <style:style style:name="gr5" style:family="graphic" style:parent-style-name="standard" style:list-style-name="L1">
      <style:graphic-properties draw:stroke="none" draw:fill="none" draw:textarea-vertical-align="top" draw:auto-grow-height="false" fo:padding-top="0.125cm" fo:padding-bottom="0.125cm" fo:padding-left="0.25cm" fo:padding-right="0.25cm" fo:wrap-option="wrap"/>
    </style:style>
    <style:style style:name="pr1" style:family="presentation" style:parent-style-name="Default-notes">
      <style:graphic-properties draw:stroke="none" draw:fill="none" draw:fill-color="#ffffff" draw:textarea-vertical-align="top" draw:auto-grow-height="false" fo:min-height="12.319cm" fo:padding-top="0.125cm" fo:padding-bottom="0.125cm" fo:padding-left="0.25cm" fo:padding-right="0.25cm" fo:wrap-option="wrap"/>
    </style:style>
    <style:style style:name="P1" style:family="paragraph">
      <style:paragraph-properties fo:margin-top="0cm" fo:margin-bottom="0cm"/>
    </style:style>
    <style:style style:name="P2" style:family="paragraph">
      <style:paragraph-properties fo:text-align="start" style:font-independent-line-spacing="true"/>
      <style:text-properties fo:font-size="18pt"/>
    </style:style>
    <style:style style:name="P3" style:family="paragraph">
      <style:paragraph-properties fo:margin-top="0cm" fo:margin-bottom="0cm" fo:text-align="justify"/>
    </style:style>
    <style:style style:name="P4" style:family="paragraph">
      <style:paragraph-properties fo:margin-top="0cm" fo:margin-bottom="0cm" fo:text-align="start"/>
    </style:style>
    <style:style style:name="P5" style:family="paragraph">
      <style:paragraph-properties fo:text-align="end"/>
    </style:style>
    <style:style style:name="P6" style:family="paragraph">
      <style:paragraph-properties fo:margin-top="0cm" fo:margin-bottom="0cm" fo:text-align="end"/>
    </style:style>
    <style:style style:name="P7" style:family="paragraph">
      <style:paragraph-properties fo:margin-top="0cm" fo:margin-bottom="0cm" fo:text-align="justify" style:font-independent-line-spacing="true"/>
      <style:text-properties fo:font-size="18pt"/>
    </style:style>
    <style:style style:name="P8" style:family="paragraph">
      <style:paragraph-properties fo:text-align="start"/>
      <style:text-properties fo:font-size="18pt"/>
    </style:style>
    <style:style style:name="T1" style:family="text">
      <style:text-properties fo:color="#e20019" style:text-line-through-style="none" fo:font-family="Arial" fo:font-size="50pt" fo:letter-spacing="normal" fo:font-style="normal" style:text-underline-style="none" fo:font-weight="bold" style:font-size-asian="50pt" style:font-style-asian="normal" style:font-weight-asian="bold" style:font-size-complex="50pt" style:font-style-complex="normal" style:font-weight-complex="bold"/>
    </style:style>
    <style:style style:name="T2" style:family="text">
      <style:text-properties fo:color="#e20019" style:text-line-through-style="none" fo:font-family="Arial" fo:font-size="50pt" fo:letter-spacing="normal" fo:font-style="italic" style:text-underline-style="none" fo:font-weight="bold" style:font-size-asian="50pt" style:font-style-asian="italic" style:font-weight-asian="bold" style:font-size-complex="50pt" style:font-style-complex="italic" style:font-weight-complex="bold"/>
    </style:style>
    <style:style style:name="T3" style:family="text">
      <style:text-properties fo:color="#000000" style:text-line-through-style="none" fo:font-family="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4" style:family="text">
      <style:text-properties fo:color="#000000" style:text-line-through-style="none" fo:font-family="Arial" fo:font-size="40pt" fo:letter-spacing="normal" fo:font-style="italic" style:text-underline-style="none" fo:font-weight="bold" style:font-size-asian="40pt" style:font-style-asian="italic" style:font-weight-asian="bold" style:font-size-complex="40pt" style:font-style-complex="italic" style:font-weight-complex="bold"/>
    </style:style>
    <style:style style:name="T5" style:family="text">
      <style:text-properties fo:color="#ffffff" style:text-line-through-style="none" fo:font-family="Arial" fo:font-size="25pt" fo:letter-spacing="normal" fo:font-style="normal" style:text-underline-style="none" fo:font-weight="bold" style:font-size-asian="25pt" style:font-style-asian="normal" style:font-weight-asian="bold" style:font-size-complex="25pt" style:font-style-complex="normal" style:font-weight-complex="bold"/>
    </style:style>
    <style:style style:name="T6" style:family="text">
      <style:text-properties fo:color="#ffffff" style:text-line-through-style="none" fo:font-family="Arial" fo:font-size="25pt" fo:letter-spacing="normal" fo:font-style="normal" style:text-underline-style="none" fo:font-weight="normal" style:font-size-asian="25pt" style:font-style-asian="normal" style:font-weight-asian="normal" style:font-size-complex="25pt" style:font-style-complex="normal" style:font-weight-complex="normal"/>
    </style:style>
    <style:style style:name="T7" style:family="text">
      <style:text-properties fo:color="#000000" style:text-line-through-style="none" fo:font-family="Arial"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8" style:family="text">
      <style:text-properties fo:color="#000000" style:text-line-through-style="none" fo:font-family="Arial" fo:font-size="40pt" fo:letter-spacing="normal" fo:font-style="italic" style:text-underline-style="none" fo:font-weight="normal" style:font-size-asian="40pt" style:font-style-asian="italic" style:font-weight-asian="normal" style:font-size-complex="40pt" style:font-style-complex="italic" style:font-weight-complex="normal"/>
    </style:style>
    <style:style style:name="T9" style:family="text">
      <style:text-properties fo:color="#000000" style:text-line-through-style="none" fo:font-family="Arial"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0" style:family="text">
      <style:text-properties style:text-line-through-style="none" fo:font-family="Monospace"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1" style:family="text">
      <style:text-properties style:text-line-through-style="none" fo:font-family="Monospac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2" style:family="text">
      <style:text-properties fo:color="#666666" style:text-line-through-style="none" fo:font-family="Monospace"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13" style:family="text">
      <style:text-properties fo:color="#666666" style:text-line-through-style="none" fo:font-family="Monospac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4" style:family="text">
      <style:text-properties fo:color="#666666" style:text-line-through-style="none" fo:font-family="Monospace"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5" style:family="text">
      <style:text-properties fo:color="#000000" style:text-line-through-style="none" fo:font-family="Arial" fo:font-size="25pt" fo:letter-spacing="normal" fo:font-style="normal" style:text-underline-style="none" fo:font-weight="normal" style:font-family-asian="+mn-ea" style:font-size-asian="25pt" style:font-style-asian="normal" style:font-weight-asian="normal" style:font-size-complex="25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name="CustomShape 1" draw:style-name="gr1" draw:text-style-name="P2" draw:layer="layout" svg:width="77.212cm" svg:height="2.37cm" svg:x="2.6cm" svg:y="6.8cm">
          <text:p text:style-name="P1"><text:span text:style-name="T1">LISA – </text:span><text:span text:style-name="T2">L</text:span><text:span text:style-name="T1">ISA </text:span><text:span text:style-name="T2">i</text:span><text:span text:style-name="T1">ncludes </text:span><text:span text:style-name="T2">S</text:span><text:span text:style-name="T1">ubcl</text:span><text:span text:style-name="T2">a</text:span><text:span text:style-name="T1">ssing</text:span></text:p>
          <draw:enhanced-geometry svg:viewBox="0 0 21600 21600" draw:type="rectangle" draw:enhanced-path="M 0 0 L 21600 0 21600 21600 0 21600 0 0 Z N"/>
        </draw:custom-shape>
        <draw:custom-shape draw:name="CustomShape 2" draw:style-name="gr1" draw:text-style-name="P2" draw:layer="layout" svg:width="77.212cm" svg:height="7.544cm" svg:x="2.6cm" svg:y="9.6cm">
          <text:p text:style-name="P3"><text:span text:style-name="T3">LISA ist eine objektorientierte Programmiersprache, welche von Grund auf selbst entwickelt wurde. Sie ist statisch typisiert und syntaktisch an Scala und Java angelehnt. Der Fokus liegt auf dem innovativen Typensystem und nicht auf einer umfangreichen Programmiersprache, um gezielt das Konzept von </text:span><text:span text:style-name="T4">Subclassing</text:span><text:span text:style-name="T3"> zu untersuchen.</text:span></text:p>
          <draw:enhanced-geometry svg:viewBox="0 0 21600 21600" draw:type="rectangle" draw:enhanced-path="M 0 0 L 21600 0 21600 21600 0 21600 0 0 Z N"/>
        </draw:custom-shape>
        <draw:custom-shape draw:name="CustomShape 3" draw:style-name="gr2" draw:text-style-name="P2" draw:layer="layout" svg:width="10.18cm" svg:height="1.298cm" svg:x="32.939cm" svg:y="57.684cm">
          <text:p text:style-name="P1"><text:span text:style-name="T5">Fachbereich Informatik</text:span></text:p>
          <draw:enhanced-geometry svg:viewBox="0 0 21600 21600" draw:type="rectangle" draw:enhanced-path="M 0 0 L 21600 0 21600 21600 0 21600 0 0 Z N"/>
        </draw:custom-shape>
        <draw:custom-shape draw:name="CustomShape 4" draw:style-name="gr3" draw:text-style-name="P2" draw:layer="layout" svg:width="15.573cm" svg:height="1.88cm" svg:x="1.751cm" svg:y="57.472cm">
          <text:p text:style-name="P4"><text:span text:style-name="T6">Bachelor Thesis 2011</text:span></text:p>
          <draw:enhanced-geometry svg:viewBox="0 0 21600 21600" draw:type="rectangle" draw:enhanced-path="M 0 0 L 21600 0 21600 21600 0 21600 0 0 Z N"/>
        </draw:custom-shape>
        <draw:custom-shape draw:name="CustomShape 5" draw:style-name="gr3" draw:text-style-name="P2" draw:layer="layout" svg:width="22.086cm" svg:height="2.938cm" svg:x="62.023cm" svg:y="56.732cm">
          <text:p text:style-name="P5"><text:span text:style-name="T6">Student: </text:span><text:span text:style-name="T5">Ruben Bär und Stefan Heinemann</text:span></text:p>
          <text:p text:style-name="P6"><text:span text:style-name="T6">Professor: </text:span><text:span text:style-name="T5">Prof. Dr. Olivier Biberstein</text:span></text:p>
          <draw:enhanced-geometry svg:viewBox="0 0 21600 21600" draw:type="rectangle" draw:enhanced-path="M 0 0 L 21600 0 21600 21600 0 21600 0 0 Z N"/>
        </draw:custom-shape>
        <draw:custom-shape draw:name="CustomShape 6" draw:style-name="gr1" draw:text-style-name="P2" draw:layer="layout" svg:width="39.37cm" svg:height="22.475cm" svg:x="40.64cm" svg:y="17.22cm">
          <text:p text:style-name="P3"><text:span text:style-name="T7">andererseits teilweise das Kompilieren von sinnvollem Quellcode bezüglich der Wiederverwendbarkeit unterbindet. Als Beispiel soll die </text:span><text:span text:style-name="T8">equals</text:span><text:span text:style-name="T7"> Methode der Klasse </text:span><text:span text:style-name="T8">Object</text:span><text:span text:style-name="T7"> in Java betrachtet werden. Wird diese Methode in Klassen, welche immer </text:span><text:span text:style-name="T8">Object</text:span><text:span text:style-name="T7"> als Supertyp haben, weiter spezialisiert, ist die Verwendung von typunsicheren Anweisungen, wie zum Beispiel </text:span><text:span text:style-name="T8">Casts</text:span><text:span text:style-name="T7">, unumgänglich.</text:span></text:p>
          <text:p text:style-name="P3"><text:span text:style-name="T7">Ähnliche Probleme können zwar mit </text:span><text:span text:style-name="T8">Generics</text:span><text:span text:style-name="T7"> gelöst werden, jedoch stösst dieses Modell bei Typen, welche sich selbst als Methodenparameter erwarten, wie es bei </text:span><text:span text:style-name="T8">Object</text:span><text:span text:style-name="T7"> der Fall ist, an seine Grenzen. Eine direkte Erweiterung von </text:span><text:span text:style-name="T8">Generics</text:span><text:span text:style-name="T7"> ist das </text:span><text:span text:style-name="T8">Subclassing</text:span><text:span text:style-name="T7">, welches das Parametrisieren vom eigenen Typ implizit umsetzt. LISA versucht das Modell </text:span><text:span text:style-name="T9">vom eigenen</text:span><text:span text:style-name="T9"><text:line-break/></text:span><text:span text:style-name="T9"/></text:p>
          <draw:enhanced-geometry svg:viewBox="0 0 21600 21600" draw:type="rectangle" draw:enhanced-path="M 0 0 L 21600 0 21600 21600 0 21600 0 0 Z N"/>
        </draw:custom-shape>
        <draw:custom-shape draw:name="CustomShape 7" draw:style-name="gr1" draw:text-style-name="P2" draw:layer="layout" svg:width="37.402cm" svg:height="22.263cm" svg:x="2.602cm" svg:y="17.22cm">
          <text:p text:style-name="P3"><text:span text:style-name="T7">Statisch typisierte Programmiersprachen und das Konzept des objektorientierten Programmierens konnten sich in vielen Bereichen der Softwareentwicklung etablieren. Entsprechend viele Sprachen und Modelle wurden entwickelt, um Software wiederverwendbar und wartbar zu machen. Einige dieser Modelle, wie zum Beispiel </text:span><text:span text:style-name="T8">Generics</text:span><text:span text:style-name="T7"> oder </text:span><text:span text:style-name="T8">Polymorphie</text:span><text:span text:style-name="T7">, wurden in weit verbreitete Sprachen wie Java oder C# integriert. Zwar verbessern diese Modelle die Wiederverwendbarkeit von Softwarekomponenten, jedoch lösen sie nicht gewisse Schwierigkeiten, welche im Entwicklungsalltag auftreten. Dies betrifft insbesondere das Typensystem, weil dieses einerseits das Auftreten von gewissen Laufzeitausnahmen verhindert aber auch </text:span></text:p>
          <draw:enhanced-geometry svg:viewBox="0 0 21600 21600" draw:type="rectangle" draw:enhanced-path="M 0 0 L 21600 0 21600 21600 0 21600 0 0 Z N"/>
        </draw:custom-shape>
        <draw:custom-shape draw:name="TextShape 8" draw:style-name="gr4" draw:text-style-name="P2" draw:layer="layout" svg:width="24.129cm" svg:height="15.069cm" svg:x="2.54cm" svg:y="40.64cm">
          <text:p text:style-name="P1"><text:span text:style-name="T10">class</text:span><text:span text:style-name="T11"> Animal { </text:span></text:p>
          <text:p text:style-name="P1"><text:span text:style-name="T11"><text:s text:c="2"/></text:span><text:span text:style-name="T10">def</text:span><text:span text:style-name="T11"> mate(other: </text:span><text:span text:style-name="T10">MyType</text:span><text:span text:style-name="T11">): </text:span><text:span text:style-name="T10">MyType</text:span><text:span text:style-name="T11"> { </text:span></text:p>
          <text:p text:style-name="P1"><text:span text:style-name="T11"><text:s text:c="4"/></text:span><text:span text:style-name="T12">// Perform some biological crossovers </text:span></text:p>
          <text:p text:style-name="P1"><text:span text:style-name="T13"><text:s text:c="2"/></text:span><text:span text:style-name="T13">} </text:span></text:p>
          <text:p text:style-name="P1"><text:span text:style-name="T13">} </text:span></text:p>
          <text:p text:style-name="P1"><text:span text:style-name="T13"/></text:p>
          <text:p text:style-name="P1"><text:span text:style-name="T14">class</text:span><text:span text:style-name="T13"> Dog </text:span><text:span text:style-name="T14">subclassOf</text:span><text:span text:style-name="T13"> Animal { </text:span></text:p>
          <text:p text:style-name="P1"><text:span text:style-name="T13"><text:s text:c="2"/></text:span><text:span text:style-name="T14">def</text:span><text:span text:style-name="T13"> mate(other: </text:span><text:span text:style-name="T14">MyType):</text:span><text:span text:style-name="T13"> </text:span><text:span text:style-name="T14">MyType</text:span><text:span text:style-name="T13"> { </text:span></text:p>
          <text:p text:style-name="P1"><text:span text:style-name="T13"><text:s text:c="4"/></text:span><text:span text:style-name="T13">// Specialising the argument 'other' </text:span></text:p>
          <text:p text:style-name="P1"><text:span text:style-name="T13"><text:s text:c="2"/></text:span><text:span text:style-name="T13">} </text:span></text:p>
          <text:p text:style-name="P1"><text:span text:style-name="T13">} </text:span></text:p>
          <draw:enhanced-geometry svg:viewBox="0 0 21600 21600" draw:type="rectangle" draw:enhanced-path="M 0 0 L 21600 0 21600 21600 0 21600 0 0 Z N"/>
        </draw:custom-shape>
        <draw:custom-shape draw:name="TextShape 9" draw:style-name="gr4" draw:text-style-name="P2" draw:layer="layout" svg:width="24.801cm" svg:height="13.968cm" svg:x="26.64cm" svg:y="40.642cm">
          <text:p text:style-name="P1"><text:span text:style-name="T10">class</text:span><text:span text:style-name="T11"> Cat </text:span><text:span text:style-name="T10">subclassOf</text:span><text:span text:style-name="T11"> Animal { </text:span></text:p>
          <text:p text:style-name="P1"><text:span text:style-name="T11"><text:s text:c="2"/></text:span><text:span text:style-name="T10">def</text:span><text:span text:style-name="T11"> mate(other: </text:span><text:span text:style-name="T10">MyType):</text:span><text:span text:style-name="T11"> </text:span><text:span text:style-name="T10">MyType</text:span><text:span text:style-name="T11"> { </text:span></text:p>
          <text:p text:style-name="P1"><text:span text:style-name="T11"><text:s text:c="4"/></text:span><text:span text:style-name="T11">// Specialising the argument 'other' </text:span></text:p>
          <text:p text:style-name="P1"><text:span text:style-name="T11"><text:s text:c="2"/></text:span><text:span text:style-name="T11">} </text:span></text:p>
          <text:p text:style-name="P1"><text:span text:style-name="T11">} </text:span></text:p>
          <text:p text:style-name="P1"><text:span text:style-name="T11"/></text:p>
          <text:p text:style-name="P1"><text:span text:style-name="T10">class</text:span><text:span text:style-name="T11"> Persian </text:span><text:span text:style-name="T10">subtypeOf</text:span><text:span text:style-name="T11"> Cat { </text:span></text:p>
          <text:p text:style-name="P1"><text:span text:style-name="T11"><text:s text:c="2"/></text:span><text:span text:style-name="T10">var</text:span><text:span text:style-name="T11"> needsGrooming: Bool; </text:span></text:p>
          <text:p text:style-name="P1"><text:span text:style-name="T11"><text:s text:c="2"/></text:span><text:span text:style-name="T10">def</text:span><text:span text:style-name="T11"> mate(other: </text:span><text:span text:style-name="T10">MyType):</text:span><text:span text:style-name="T11"> </text:span><text:span text:style-name="T10">MyType</text:span><text:span text:style-name="T11"> { </text:span></text:p>
          <text:p text:style-name="P1"><text:span text:style-name="T11"><text:s text:c="4"/></text:span><text:span text:style-name="T11">// Persian can mate other Cats </text:span></text:p>
          <text:p text:style-name="P1"><text:span text:style-name="T11"><text:s text:c="2"/></text:span><text:span text:style-name="T11">} </text:span></text:p>
          <text:p text:style-name="P1"><text:span text:style-name="T11">}</text:span></text:p>
          <draw:enhanced-geometry svg:viewBox="0 0 21600 21600" draw:type="rectangle" draw:enhanced-path="M 0 0 L 21600 0 21600 21600 0 21600 0 0 Z N"/>
        </draw:custom-shape>
        <draw:custom-shape draw:name="CustomShape 10" draw:style-name="gr5" draw:text-style-name="P7" draw:layer="layout" svg:width="26.609cm" svg:height="12.529cm" svg:x="53.27cm" svg:y="39.175cm">
          <text:p text:style-name="P3"><text:span text:style-name="T7">Typ implizit umsetzt. LISA versucht das Modell vom </text:span><text:span text:style-name="T8">Subtyping</text:span><text:span text:style-name="T7"> sowie das vom </text:span><text:span text:style-name="T8">Subclassing</text:span><text:span text:style-name="T7"> in einer Sprache inklusive Compiler umzusetzen.</text:span></text:p>
          <text:p text:style-name="P3"><text:span text:style-name="T7"/></text:p>
          <text:p text:style-name="P3"><text:span text:style-name="T7">Links ist ein Beispiel einer Umsetzung in LISA gegeben.</text:span></text:p>
          <draw:enhanced-geometry svg:viewBox="0 0 21600 21600" draw:mirror-horizontal="false" draw:mirror-vertical="false" draw:type="rectangle" draw:enhanced-path="M 0 0 L 21600 0 21600 21600 0 21600 0 0 Z N"/>
        </draw:custom-shape>
        <presentation:notes draw:style-name="dp2">
          <draw:frame draw:name="PlaceHolder 1" presentation:style-name="pr1" draw:text-style-name="P8" draw:layer="layout" svg:width="0.001cm" svg:height="0.001cm" svg:x="0cm" svg:y="0cm" presentation:class="notes" presentation:placeholder="true" presentation:user-transformed="true">
            <draw:text-box/>
          </draw:frame>
          <draw:custom-shape draw:name="TextShape 2" draw:style-name="gr1" draw:text-style-name="P2" draw:layer="layout" svg:width="0.001cm" svg:height="0.001cm" svg:x="0cm" svg:y="0cm">
            <text:p text:style-name="P1"><text:span text:style-name="T15"><text:page-number>&lt;number&gt;</text:page-number></text:span></text:p>
            <draw:enhanced-geometry svg:viewBox="0 0 21600 21600" draw:type="rectangle"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84.111cm" fo:page-height="59.408cm" style:print-orientation="landscape"/>
    </style:page-layout>
    <style:page-layout style:name="PM2">
      <style:page-layout-properties fo:margin-top="0cm" fo:margin-bottom="0cm" fo:margin-left="0cm" fo:margin-right="0cm" fo:page-width="18.697cm" fo:page-height="27.376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e20019" draw:textarea-vertical-align="top" draw:auto-grow-height="false" fo:padding-top="0.125cm" fo:padding-bottom="0.125cm" fo:padding-left="0.25cm" fo:padding-right="0.25cm" fo:wrap-option="wrap"/>
    </style:style>
    <style:style style:name="Mgr4"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397cm"/>
    </style:style>
    <style:style style:name="Mpr2"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custom-shape draw:name="CustomShape 1" draw:style-name="Mgr3" draw:text-style-name="MP3" draw:layer="backgroundobjects" svg:width="84.109cm" svg:height="3.53cm" svg:x="0cm" svg:y="57.009cm">
        <text:p/>
        <draw:enhanced-geometry svg:viewBox="0 0 21600 21600" draw:type="rectangle" draw:enhanced-path="M 0 0 L 21600 0 21600 21600 0 21600 0 0 Z N"/>
      </draw:custom-shape>
      <draw:custom-shape draw:name="CustomShape 2" draw:style-name="Mgr3" draw:text-style-name="MP3" draw:layer="backgroundobjects" svg:width="84.109cm" svg:height="5.647cm" svg:x="0cm" svg:y="0cm">
        <text:p/>
        <draw:enhanced-geometry svg:viewBox="0 0 21600 21600" draw:type="rectangle" draw:enhanced-path="M 0 0 L 21600 0 21600 21600 0 21600 0 0 Z N"/>
      </draw:custom-shape>
      <draw:frame draw:name="Picture 12" draw:style-name="Mgr4" draw:text-style-name="MP3" draw:layer="backgroundobjects" svg:width="22.624cm" svg:height="2.256cm" svg:x="32.941cm" svg:y="1.945cm">
        <draw:image xlink:href="Pictures/2000004C00001D1400000308C0182007.wmf" xlink:type="simple" xlink:show="embed" xlink:actuate="onLoad">
          <text:p/>
        </draw:image>
      </draw:frame>
      <draw:frame presentation:style-name="Default-title" draw:layer="backgroundobjects" svg:width="75.698cm" svg:height="9.92cm" svg:x="4.205cm" svg:y="2.37cm" presentation:class="title" presentation:placeholder="true">
        <draw:text-box/>
      </draw:frame>
      <draw:frame presentation:style-name="Default-outline1" draw:layer="backgroundobjects" svg:width="75.698cm" svg:height="39.208cm" svg:x="4.205cm" svg:y="13.901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presentation:header/></text:p>
          </draw:text-box>
        </draw:frame>
        <draw:frame presentation:style-name="Mpr1" draw:text-style-name="MP2" draw:layer="backgroundobjects" svg:width="9.369cm" svg:height="1.396cm" svg:x="12.22cm" svg:y="0cm" presentation:class="date-time">
          <draw:text-box>
            <text:p text:style-name="MP2"><presentation:date-time/></text:p>
          </draw:text-box>
        </draw:frame>
        <draw:frame presentation:style-name="Mpr2" draw:text-style-name="MP1" draw:layer="backgroundobjects" svg:width="9.369cm" svg:height="1.396cm" svg:x="0cm" svg:y="26.543cm" presentation:class="footer">
          <draw:text-box>
            <text:p text:style-name="MP1"><presentation:footer/></text:p>
          </draw:text-box>
        </draw:frame>
        <draw:frame presentation:style-name="Mpr2"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Unix LibreOffice_project/330m19$Build-202</meta:generator>
    <dc:date>2011-07-11T09:16:54</dc:date>
    <dc:creator>Ruben Bär</dc:creator>
    <meta:editing-duration>PT1M52S</meta:editing-duration>
    <meta:editing-cycles>1</meta:editing-cycles>
    <meta:document-statistic meta:object-count="33"/>
  </office:meta>
</office:document-meta>
</file>